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6.645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3.29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>
            <text:p>usecase</text:p>
          </table:table-cell>
          <table:table-cell office:value-type="string">
            <text:p>dynamic action</text:p>
          </table:table-cell>
          <table:table-cell office:value-type="string">
            <text:p>rules added</text:p>
          </table:table-cell>
          <table:table-cell office:value-type="string">
            <text:p>rules deleted</text:p>
          </table:table-cell>
          <table:table-cell office:value-type="string">
            <text:p>rules modified</text:p>
          </table:table-cell>
          <table:table-cell office:value-type="string">
            <text:p>adaptation duration</text:p>
          </table:table-cell>
        </table:table-row>
        <table:table-row table:style-name="ro3">
          <table:table-cell office:value-type="string">
            <text:p>dataCap</text:p>
          </table:table-cell>
          <table:table-cell office:value-type="string">
            <text:p>StatIn : drop host flow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3">
          <table:table-cell/>
          <table:table-cell office:value-type="string">
            <text:p>one link down (s2—s3)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dycAuthentication</text:p>
          </table:table-cell>
          <table:table-cell office:value-type="string">
            <text:p>one host authenticated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</table:table-row>
        <table:table-row table:style-name="ro3">
          <table:table-cell/>
          <table:table-cell office:value-type="string">
            <text:p>one link down (s3—s4)</text:p>
          </table:table-cell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54">
            <text:p>54</text:p>
          </table:table-cell>
        </table:table-row>
        <table:table-row table:style-name="ro3">
          <table:table-cell office:value-type="string">
            <text:p>dycLoadBalancer</text:p>
          </table:table-cell>
          <table:table-cell office:value-type="string">
            <text:p>redirect one flow to a backend serve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</table:table-row>
        <table:table-row table:style-name="ro3">
          <table:table-cell/>
          <table:table-cell office:value-type="string">
            <text:p>one link down (s3—s4)</text:p>
          </table:table-cell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49">
            <text:p>49</text:p>
          </table:table-cell>
        </table:table-row>
        <table:table-row table:style-name="ro3">
          <table:table-cell office:value-type="string">
            <text:p>fabricComposition</text:p>
          </table:table-cell>
          <table:table-cell office:value-type="string">
            <text:p>one link down (s4—s5)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</table:table-row>
        <table:table-row table:style-name="ro3">
          <table:table-cell office:value-type="string">
            <text:p>staticFiltering</text:p>
          </table:table-cell>
          <table:table-cell office:value-type="string">
            <text:p>one link down (s2—s3)</text:p>
          </table:table-cell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76">
            <text:p>76</text:p>
          </table:table-cell>
        </table:table-row>
        <table:table-row table:style-name="ro3">
          <table:table-cell office:value-type="string">
            <text:p>TwoFabric_bis</text:p>
          </table:table-cell>
          <table:table-cell office:value-type="string">
            <text:p>one link down (s4—s5)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22">
            <text:p>22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4" table:number-rows-repeated="4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ssaoud AOUADJ</meta:initial-creator>
    <meta:creation-date>2015-11-18T09:34:47</meta:creation-date>
    <dc:date>2015-12-11T15:54:40</dc:date>
    <dc:creator>Messaoud AOUADJ</dc:creator>
    <meta:editing-duration>P0D</meta:editing-duration>
    <meta:editing-cycles>3</meta:editing-cycles>
    <meta:generator>LibreOffice/3.5$Linux_X86_64 LibreOffice_project/350m1$Build-2</meta:generator>
    <meta:document-statistic meta:table-count="3" meta:cell-count="57" meta:object-count="0"/>
  </office:meta>
</office:document-meta>
</file>